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9354in" style:rel-column-width="4227*"/>
    </style:style>
    <style:style style:name="Table1.B" style:family="table-column">
      <style:table-column-properties style:column-width="1.6813in" style:rel-column-width="2421*"/>
    </style:style>
    <style:style style:name="Table1.C" style:family="table-column">
      <style:table-column-properties style:column-width="2.3083in" style:rel-column-width="3324*"/>
    </style:style>
    <style:style style:name="Table1.A1" style:family="table-cell">
      <style:table-cell-properties fo:padding="0.0403in" fo:border-left="0.1pt solid #999999" fo:border-right="none" fo:border-top="0.1pt solid #999999" fo:border-bottom="0.1pt solid #999999" style:writing-mode="page"/>
    </style:style>
    <style:style style:name="Table1.C1" style:family="table-cell">
      <style:table-cell-properties fo:padding="0.0403in" fo:border="0.1pt solid #999999" style:writing-mode="page"/>
    </style:style>
    <style:style style:name="Table1.A2" style:family="table-cell">
      <style:table-cell-properties fo:padding="0.0403in" fo:border-left="0.1pt solid #999999" fo:border-right="none" fo:border-top="none" fo:border-bottom="0.1pt solid #999999" style:writing-mode="page"/>
    </style:style>
    <style:style style:name="Table1.C2" style:family="table-cell">
      <style:table-cell-properties fo:padding="0.0403in" fo:border-left="0.1pt solid #999999" fo:border-right="0.1pt solid #999999" fo:border-top="none" fo:border-bottom="0.1pt solid #999999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size="10pt" officeooo:rsid="0007d977" officeooo:paragraph-rsid="0007d977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0pt" officeooo:rsid="00053982" officeooo:paragraph-rsid="00053982" style:font-size-asian="10pt" style:font-size-complex="10pt"/>
    </style:style>
    <style:style style:name="P3" style:family="paragraph" style:parent-style-name="Table_20_Contents">
      <style:text-properties style:font-name="Liberation Mono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0pt" officeooo:rsid="00093bd8" officeooo:paragraph-rsid="00093bd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0pt" officeooo:rsid="000974c0" officeooo:paragraph-rsid="000974c0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officeooo:rsid="000a12e5" officeooo:paragraph-rsid="000a12e5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rsid="000dc6fe" officeooo:paragraph-rsid="000dc6f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officeooo:rsid="000ffe2b" officeooo:paragraph-rsid="000ffe2b" style:font-size-asian="10pt" style:font-size-complex="10pt"/>
    </style:style>
    <style:style style:name="P10" style:family="paragraph" style:parent-style-name="Table_20_Contents">
      <style:text-properties style:font-name="Liberation Mono" fo:font-size="10pt" officeooo:paragraph-rsid="0012f88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officeooo:rsid="0013582a" officeooo:paragraph-rsid="0013582a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0pt" officeooo:rsid="00152024" officeooo:paragraph-rsid="00152024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officeooo:rsid="0015d860" officeooo:paragraph-rsid="0015d860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officeooo:rsid="001837d2" officeooo:paragraph-rsid="001837d2" style:font-size-asian="10pt" style:font-size-complex="10pt"/>
    </style:style>
    <style:style style:name="T1" style:family="text">
      <style:text-properties officeooo:rsid="000c05f1"/>
    </style:style>
    <style:style style:name="T2" style:family="text">
      <style:text-properties officeooo:rsid="0012f885"/>
    </style:style>
    <style:style style:name="T3" style:family="text">
      <style:text-properties officeooo:rsid="0014ffe6"/>
    </style:style>
    <style:style style:name="T4" style:family="text">
      <style:text-properties officeooo:rsid="001ac5fe"/>
    </style:style>
    <style:style style:name="T5" style:family="text">
      <style:text-properties officeooo:rsid="001ac8ce"/>
    </style:style>
    <style:style style:name="T6" style:family="text">
      <style:text-properties officeooo:rsid="001ae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49518503936">
          <table:table-cell table:style-name="Table1.A1" office:value-type="string">
            <text:p text:style-name="P1">Register</text:p>
          </table:table-cell>
          <table:table-cell table:style-name="Table1.A1" office:value-type="string">
            <text:p text:style-name="P1">Value</text:p>
          </table:table-cell>
          <table:table-cell table:style-name="Table1.C1" office:value-type="string">
            <text:p text:style-name="P2">Comments</text:p>
          </table:table-cell>
        </table:table-row>
        <table:table-row table:style-name="TableLine94749518503936">
          <table:table-cell table:style-name="Table1.A2" office:value-type="string">
            <text:p text:style-name="P3">//<text:span text:style-name="T4">ADC</text:span>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TBCTL.bit.HSPCLKDIV</text:p>
          </table:table-cell>
          <table:table-cell table:style-name="Table1.A2" office:value-type="string">
            <text:p text:style-name="P4">0b000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TBCTL.bit.CLKDIV</text:p>
          </table:table-cell>
          <table:table-cell table:style-name="Table1.A2" office:value-type="string">
            <text:p text:style-name="P5">0b000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TBCTL.bit.CTRMODE</text:p>
          </table:table-cell>
          <table:table-cell table:style-name="Table1.A2" office:value-type="string">
            <text:p text:style-name="P6">0b10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TBPRD</text:p>
          </table:table-cell>
          <table:table-cell table:style-name="Table1.A2" office:value-type="string">
            <text:p text:style-name="P7">5000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AQCTLA.<text:span text:style-name="T1">bit.CAU</text:span></text:p>
          </table:table-cell>
          <table:table-cell table:style-name="Table1.A2" office:value-type="string">
            <text:p text:style-name="P8">0b01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AQCTLA.<text:span text:style-name="T1">bit.CAD</text:span></text:p>
          </table:table-cell>
          <table:table-cell table:style-name="Table1.A2" office:value-type="string">
            <text:p text:style-name="P8">0b10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DBCTL.bit.IN_MODE</text:p>
          </table:table-cell>
          <table:table-cell table:style-name="Table1.A2" office:value-type="string">
            <text:p text:style-name="P9">0b00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DBCTL.bit.POLSEL</text:p>
          </table:table-cell>
          <table:table-cell table:style-name="Table1.A2" office:value-type="string">
            <text:p text:style-name="P9">0b10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DBCTL.bit.OUT_MODE</text:p>
          </table:table-cell>
          <table:table-cell table:style-name="Table1.A2" office:value-type="string">
            <text:p text:style-name="P9">0b11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DBFED.bit.DBFED</text:p>
          </table:table-cell>
          <table:table-cell table:style-name="Table1.A2" office:value-type="string">
            <text:p text:style-name="P11">10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10">EPwm1Regs.DBFED.bit.DB<text:span text:style-name="T2">R</text:span>ED</text:p>
          </table:table-cell>
          <table:table-cell table:style-name="Table1.A2" office:value-type="string">
            <text:p text:style-name="P11">10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//<text:span text:style-name="T5">Sync PWM with ADC</text:span>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Pwm1Regs.ETSEL.bit.SOCAEN</text:p>
          </table:table-cell>
          <table:table-cell table:style-name="Table1.A2" office:value-type="string">
            <text:p text:style-name="P12">0b1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Pwm1Regs.ETSEL.bit.SOCA<text:span text:style-name="T3">SEL</text:span></text:p>
          </table:table-cell>
          <table:table-cell table:style-name="Table1.A2" office:value-type="string">
            <text:p text:style-name="P12">0b011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ETPS.bit.SOCAPRD</text:p>
          </table:table-cell>
          <table:table-cell table:style-name="Table1.A2" office:value-type="string">
            <text:p text:style-name="P13">0b01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EPwm1Regs.ETPS.bit.INTPRD</text:p>
          </table:table-cell>
          <table:table-cell table:style-name="Table1.A2" office:value-type="string">
            <text:p text:style-name="P13">0b01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//<text:span text:style-name="T6">GPIO</text:span>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GpioCtrlRegs.GPAMUX1.bit.GPIO0</text:p>
          </table:table-cell>
          <table:table-cell table:style-name="Table1.A2" office:value-type="string">
            <text:p text:style-name="P14">0b1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GpioCtrlRegs.GPAPUD.bit.GPIO0</text:p>
          </table:table-cell>
          <table:table-cell table:style-name="Table1.A2" office:value-type="string">
            <text:p text:style-name="P14">0b1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>//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Line9474951850393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1:33:39.104413922</meta:creation-date>
    <meta:generator>LibreOffice/7.2.3.2$Linux_X86_64 LibreOffice_project/20$Build-2</meta:generator>
    <dc:date>2022-01-18T11:50:56.175916347</dc:date>
    <meta:editing-duration>PT17M5S</meta:editing-duration>
    <meta:editing-cycles>24</meta:editing-cycles>
    <meta:document-statistic meta:table-count="1" meta:image-count="0" meta:object-count="0" meta:page-count="1" meta:paragraph-count="41" meta:word-count="44" meta:character-count="554" meta:non-whitespace-character-count="551"/>
  </office:meta>
</office:document-meta>
</file>